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7" style:family="paragraph" style:parent-style-name="Standard" style:list-style-name="L1">
      <style:text-properties fo:font-weight="normal" officeooo:rsid="00269f01" officeooo:paragraph-rsid="00269f01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3a40f7" officeooo:paragraph-rsid="003a40f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3aff30" officeooo:paragraph-rsid="003aff30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364a06" officeooo:paragraph-rsid="00364a06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388001" officeooo:paragraph-rsid="00388001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15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18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19" style:family="paragraph" style:parent-style-name="Standard" style:list-style-name="L2">
      <style:text-properties officeooo:rsid="0006c0f2" officeooo:paragraph-rsid="000ba3d5"/>
    </style:style>
    <style:style style:name="P20" style:family="paragraph" style:parent-style-name="Standard" style:list-style-name="L2">
      <style:text-properties officeooo:rsid="001bbfb4" officeooo:paragraph-rsid="001bbfb4"/>
    </style:style>
    <style:style style:name="P21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1089509853" text:style-name="L1">
        <text:list-item>
          <text:p text:style-name="P4">my list</text:p>
          <text:list>
            <text:list-item>
              <text:p text:style-name="P7">rewrite existing code?</text:p>
            </text:list-item>
            <text:list-item>
              <text:p text:style-name="P8">top down approach</text:p>
              <text:list>
                <text:list-item>
                  <text:p text:style-name="P14">understand libft linked list</text:p>
                </text:list-item>
                <text:list-item>
                  <text:p text:style-name="P15">definitiosn static functions away from .h back to main.c file</text:p>
                </text:list-item>
                <text:list-item>
                  <text:p text:style-name="P16">delete unnecessary returns (utilize exit instead)</text:p>
                </text:list-item>
                <text:list-item>
                  <text:p text:style-name="P14">check if linked list compatible with push swap instructions</text:p>
                  <text:list>
                    <text:list-item>
                      <text:p text:style-name="P17">if not, keep using my circular list</text:p>
                    </text:list-item>
                    <text:list-item>
                      <text:p text:style-name="P18">YES</text:p>
                      <text:list>
                        <text:list-item>
                          <text:p text:style-name="P18">archive my circulat somewhere</text:p>
                        </text:list-item>
                        <text:list-item>
                          <text:p text:style-name="P18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9">parser</text:p>
                  <text:list>
                    <text:list-item>
                      <text:p text:style-name="P9">bugs</text:p>
                      <text:list>
                        <text:list-item>
                          <text:p text:style-name="P10">do I need to free the content manually in case of allocation failure?</text:p>
                        </text:list-item>
                        <text:list-item>
                          <text:p text:style-name="P9"/>
                        </text:list-item>
                        <text:list-item>
                          <text:p text:style-name="P9">lstlast loops from second variable</text:p>
                        </text:list-item>
                        <text:list-item>
                          <text:p text:style-name="P9">ft_atolst returns stack variable address</text:p>
                        </text:list-item>
                      </text:list>
                    </text:list-item>
                  </text:list>
                </text:list-item>
                <text:list-item>
                  <text:p text:style-name="P8">chose best approach (top vs down stack will be beginning / end list)</text:p>
                  <text:list>
                    <text:list-item>
                      <text:p text:style-name="P11">stack a</text:p>
                      <text:list>
                        <text:list-item>
                          <text:p text:style-name="P11">top stack = beginning list</text:p>
                          <text:list>
                            <text:list-item>
                              <text:p text:style-name="P12">pro</text:p>
                              <text:list>
                                <text:list-item>
                                  <text:p text:style-name="P11">most operations on the top of the stack</text:p>
                                </text:list-item>
                                <text:list-item>
                                  <text:p text:style-name="P12">LCS easier to track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stack b</text:p>
                      <text:list>
                        <text:list-item>
                          <text:p text:style-name="P11">possibly top stack = end list</text:p>
                          <text:list>
                            <text:list-item>
                              <text:p text:style-name="P11">pro</text:p>
                              <text:list>
                                <text:list-item>
                                  <text:p text:style-name="P11">easier to track the LCS</text:p>
                                </text:list-item>
                              </text:list>
                            </text:list-item>
                            <text:list-item>
                              <text:p text:style-name="P11">con</text:p>
                              <text:list>
                                <text:list-item>
                                  <text:p text:style-name="P11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coding</text:p>
              <text:list>
                <text:list-item>
                  <text:p text:style-name="P13">main function</text:p>
                </text:list-item>
                <text:list-item>
                  <text:p text:style-name="P13">list function(s)</text:p>
                </text:list-item>
                <text:list-item>
                  <text:p text:style-name="P13">parsing function</text:p>
                </text:list-item>
                <text:list-item>
                  <text:p text:style-name="P5">actual solver function</text:p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2831448909" text:style-name="L2">
        <text:list-item>
          <text:p text:style-name="P6">You have to turn in a Makefile which will compile your source files. It must not relink.</text:p>
        </text:list-item>
        <text:list-item>
          <text:p text:style-name="P19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19">The program must display the smallest list of instructions possible to sort the stack a, the smallest number being at the top.</text:p>
        </text:list-item>
        <text:list-item>
          <text:p text:style-name="P19">Instructions must be separated by a ’\n’ and nothing else.</text:p>
        </text:list-item>
        <text:list-item>
          <text:p text:style-name="P19"><text:soft-page-break/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19">If no parameters are specified, the program must not display anything and give the prompt back.</text:p>
        </text:list-item>
        <text:list-item>
          <text:p text:style-name="P19">In case of error, it must display "Error" followed by a ’\n’ on the standard error.</text:p>
        </text:list-item>
        <text:list-item>
          <text:p text:style-name="P19">Errors include for example: some arguments aren’t integers, some arguments ar<text:span text:style-name="T1">e </text:span>bigger than an integer and/or there are duplicates.</text:p>
        </text:list-item>
        <text:list-item>
          <text:p text:style-name="P20">REMOVE THESE AT THE END</text:p>
          <text:list>
            <text:list-item>
              <text:p text:style-name="P20">don’t push the testlists.c file</text:p>
            </text:list-item>
            <text:list-item>
              <text:p text:style-name="P21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1-04T14:23:13.528027843</dc:date>
    <meta:editing-duration>P4DT10H13M50S</meta:editing-duration>
    <meta:editing-cycles>35</meta:editing-cycles>
    <meta:generator>LibreOffice/7.0.4.2$Linux_X86_64 LibreOffice_project/00$Build-2</meta:generator>
    <meta:document-statistic meta:table-count="0" meta:image-count="0" meta:object-count="0" meta:page-count="2" meta:paragraph-count="48" meta:word-count="420" meta:character-count="2246" meta:non-whitespace-character-count="1918"/>
  </office:meta>
</office:document-meta>
</file>